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6e1" officeooo:paragraph-rsid="001736e1"/>
    </style:style>
    <style:style style:name="P2" style:family="paragraph" style:parent-style-name="Standard">
      <style:text-properties officeooo:rsid="001736e1" officeooo:paragraph-rsid="0018fc19"/>
    </style:style>
    <style:style style:name="P3" style:family="paragraph" style:parent-style-name="Standard">
      <style:paragraph-properties fo:text-align="justify" style:justify-single-word="false"/>
      <style:text-properties officeooo:rsid="001736e1" officeooo:paragraph-rsid="0018fc19"/>
    </style:style>
    <style:style style:name="P4" style:family="paragraph" style:parent-style-name="Standard">
      <style:text-properties officeooo:rsid="00178c0c" officeooo:paragraph-rsid="00178c0c"/>
    </style:style>
    <style:style style:name="P5" style:family="paragraph" style:parent-style-name="Standard">
      <style:text-properties officeooo:rsid="0018d34f" officeooo:paragraph-rsid="00178c0c"/>
    </style:style>
    <style:style style:name="P6" style:family="paragraph" style:parent-style-name="Standard">
      <style:text-properties officeooo:rsid="0018d34f" officeooo:paragraph-rsid="0018d34f"/>
    </style:style>
    <style:style style:name="P7" style:family="paragraph" style:parent-style-name="Standard">
      <style:text-properties officeooo:rsid="0018fc19" officeooo:paragraph-rsid="0018fc19"/>
    </style:style>
    <style:style style:name="P8" style:family="paragraph" style:parent-style-name="Standard">
      <style:paragraph-properties fo:text-align="center" style:justify-single-word="false"/>
      <style:text-properties officeooo:rsid="0018fc19" officeooo:paragraph-rsid="0018fc19"/>
    </style:style>
    <style:style style:name="P9" style:family="paragraph" style:parent-style-name="Standard">
      <style:paragraph-properties fo:text-align="start" style:justify-single-word="false"/>
      <style:text-properties officeooo:rsid="0018fc19" officeooo:paragraph-rsid="0018fc19"/>
    </style:style>
    <style:style style:name="T1" style:family="text">
      <style:text-properties officeooo:rsid="001736e1"/>
    </style:style>
    <style:style style:name="T2" style:family="text">
      <style:text-properties officeooo:rsid="0018fc19"/>
    </style:style>
    <style:style style:name="T3" style:family="text">
      <style:text-properties officeooo:rsid="001a64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Back End Services</text:span></text:p>
      <text:p text:style-name="Standard"/>
      <text:p text:style-name="P2"><text:span text:style-name="T3">(priority: high,medium,low)</text:span><text:tab/><text:tab/><text:tab/></text:p>
      <text:p text:style-name="P3"><text:tab/><text:tab/><text:tab/><text:tab/><text:tab/><text:tab/>Home Page:</text:p>
      <text:p text:style-name="P1"/>
      <text:p text:style-name="P1">1. Recent Blocks: <text:s/><text:span text:style-name="T3">(high)</text:span></text:p>
      <text:p text:style-name="P1"/>
      <text:p text:style-name="P1">Key Value pair for each block where KEY is package id/name and VALUE is block information. All such key value pairs are present in a dictionary and represent information about recent blocks corresponding to all packages.</text:p>
      <text:p text:style-name="P1"/>
      <text:p text:style-name="P1">2. Settings:<text:span text:style-name="T3">(low)</text:span></text:p>
      <text:p text:style-name="P1"/>
      <text:p text:style-name="P1">For this release ,logout button.</text:p>
      <text:p text:style-name="P1"/>
      <text:p text:style-name="P1">3. Package Table:<text:span text:style-name="T3">(high)</text:span></text:p>
      <text:p text:style-name="P1"/>
      <text:p text:style-name="P1">Key value pair for each package consisting of information from the last appended block for that package. </text:p>
      <text:p text:style-name="P1"/>
      <text:p text:style-name="P4">4. Search Bar: <text:span text:style-name="T3">(med)</text:span></text:p>
      <text:p text:style-name="P5"/>
      <text:p text:style-name="P6">Search happens according to package ID/Name so we will get blocks (Key-Value pairs) regarding that package and a Key-Value pair for that package .</text:p>
      <text:p text:style-name="P6"/>
      <text:p text:style-name="P6">5. Filteration:<text:span text:style-name="T3">(med)</text:span></text:p>
      <text:p text:style-name="P6"/>
      <text:p text:style-name="P6">We can filter according to last modified time , <text:span text:style-name="T2">place so we will get the Key-Value pairs of the packages satisfying the given conditions .</text:span></text:p>
      <text:p text:style-name="P6"/>
      <text:p text:style-name="P7">6. All Packages:<text:span text:style-name="T3">(high)</text:span></text:p>
      <text:p text:style-name="P7"/>
      <text:p text:style-name="P7">On clicking this the page goes back to its original state that is all filterations are removed and the latest information of blocks is shown .</text:p>
      <text:p text:style-name="P1"/>
      <text:p text:style-name="P1"/>
      <text:p text:style-name="P8">Tracking page:</text:p>
      <text:p text:style-name="P9"/>
      <text:p text:style-name="P9">1. All packages:<text:span text:style-name="T3">(low)</text:span></text:p>
      <text:p text:style-name="P9"/>
      <text:p text:style-name="P9">This button redirects to the home page of the user.</text:p>
      <text:p text:style-name="P9"/>
      <text:p text:style-name="P9">2. All Blocks: <text:span text:style-name="T3">(high)</text:span></text:p>
      <text:p text:style-name="P9"/>
      <text:p text:style-name="P9">We get Key-Value pairs of all blocks according to time corresponding to the package .</text:p>
      <text:p text:style-name="P9"/>
      <text:p text:style-name="P9">3. Visualization of blocks: <text:span text:style-name="T3">(high)</text:span></text:p>
      <text:p text:style-name="P9"/>
      <text:p text:style-name="P9">We get Key-Value pairs of some (like 10) blocks regarding that package .</text:p>
      <text:p text:style-name="P9"/>
      <text:p text:style-name="P9"/>
      <text:p text:style-name="P9"/>
      <text:p text:style-name="P9"><text:soft-page-break/>4. Tracking: <text:span text:style-name="T3">(high)</text:span></text:p>
      <text:p text:style-name="P9"/>
      <text:p text:style-name="P9">We get Key-Value pairs for each pitstop and the current position/location/condition of the package/truck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22:33:19.407594213</meta:creation-date>
    <dc:date>2017-09-27T00:43:53.068402690</dc:date>
    <meta:editing-duration>PT3M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24" meta:word-count="228" meta:character-count="1401" meta:non-whitespace-character-count="1181"/>
  </office:meta>
</office:document-meta>
</file>